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5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5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63.3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outline="false" style:text-line-through-style="none" style:text-line-through-type="none" style:font-name="DejaVu Sans Mono" fo:font-size="13pt" fo:language="en" fo:country="US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weight-asian="normal" style:font-size-complex="13pt" style:language-complex="en" style:country-complex="US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  <style:style style:name="T1" style:family="text">
      <style:text-properties fo:font-weight="normal" style:font-style-asian="normal" style:font-name-complex="DejaVu Sans Mono" style:font-weight-complex="normal" style:font-size-complex="13pt" style:font-weight-asian="normal" style:font-size-asian="13pt" style:font-name="DejaVu Sans Mono" style:font-name-asian="DejaVu Sans Mono" fo:font-size="13pt" fo:font-style="normal" fo:color="#cc7832" style:font-style-complex="normal"/>
    </style:style>
    <style:style style:name="T2" style:family="text">
      <style:text-properties fo:font-weight="normal" style:font-style-asian="normal" style:font-name-complex="DejaVu Sans Mono" style:font-weight-complex="normal" style:font-size-complex="13pt" style:font-weight-asian="normal" style:font-size-asian="13pt" style:font-name="DejaVu Sans Mono" style:font-name-asian="DejaVu Sans Mono" fo:font-size="13pt" fo:font-style="normal" style:font-style-complex="normal" fo:color="#ffc66d"/>
    </style:style>
    <style:style style:name="T3" style:family="text">
      <style:text-properties fo:font-weight="normal" style:font-style-asian="normal" style:font-name-complex="DejaVu Sans Mono" style:font-weight-complex="normal" style:font-size-complex="13pt" style:font-weight-asian="normal" style:font-size-asian="13pt" style:font-name="DejaVu Sans Mono" style:font-name-asian="DejaVu Sans Mono" fo:font-size="13pt" fo:font-style="normal" style:font-style-complex="normal" fo:color="#a9b7c6"/>
    </style:style>
    <style:style style:name="T4" style:family="text">
      <style:text-properties fo:font-weight="normal" style:font-style-asian="normal" style:font-name-complex="DejaVu Sans Mono" style:font-weight-complex="normal" style:font-size-complex="13pt" style:font-weight-asian="normal" style:font-size-asian="13pt" style:font-name="DejaVu Sans Mono" style:font-name-asian="DejaVu Sans Mono" fo:font-size="13pt" fo:font-style="normal" style:font-style-complex="normal" fo:color="#94558d"/>
    </style:style>
    <style:style style:name="T5" style:family="text">
      <style:text-properties fo:font-weight="normal" style:font-name-complex="DejaVu Sans Mono" style:font-weight-complex="normal" style:font-size-complex="13pt" style:font-weight-asian="normal" style:font-size-asian="13pt" style:font-name="DejaVu Sans Mono" style:font-name-asian="DejaVu Sans Mono" fo:font-size="13pt" fo:color="#629755" style:font-style-asian="italic" style:font-style-complex="italic" fo:font-style="italic"/>
    </style:style>
    <style:style style:name="T6" style:family="text">
      <style:text-properties fo:font-weight="normal" style:font-name-complex="DejaVu Sans Mono" style:font-weight-complex="normal" style:font-size-complex="13pt" style:font-weight-asian="normal" style:font-size-asian="13pt" style:font-name="DejaVu Sans Mono" style:font-name-asian="DejaVu Sans Mono" fo:font-size="13pt" style:font-style-complex="normal" fo:font-style="normal" fo:color="#a9b7c6" style:font-style-asian="normal"/>
    </style:style>
    <style:style style:name="T7" style:family="text">
      <style:text-properties fo:font-weight="normal" style:font-name-complex="DejaVu Sans Mono" style:font-weight-complex="normal" style:font-size-complex="13pt" style:font-weight-asian="normal" style:font-size-asian="13pt" style:font-name="DejaVu Sans Mono" style:font-name-asian="DejaVu Sans Mono" fo:font-size="13pt" style:font-style-complex="normal" fo:font-style="normal" style:font-style-asian="normal" fo:color="#6897bb"/>
    </style:style>
    <style:style style:name="T8" style:family="text">
      <style:text-properties fo:font-weight="normal" style:font-name-complex="DejaVu Sans Mono" style:font-weight-complex="normal" style:font-size-complex="13pt" style:font-weight-asian="normal" style:font-size-asian="13pt" style:font-name="DejaVu Sans Mono" style:font-name-asian="DejaVu Sans Mono" fo:font-size="13pt" style:font-style-complex="normal" fo:font-style="normal" style:font-style-asian="normal" fo:color="#a9b7c6"/>
    </style:style>
    <style:style style:name="T9" style:family="text">
      <style:text-properties fo:font-weight="normal" style:font-name-complex="DejaVu Sans Mono" style:font-weight-complex="normal" style:font-size-complex="13pt" style:font-weight-asian="normal" style:font-size-asian="13pt" style:font-name="DejaVu Sans Mono" style:font-name-asian="DejaVu Sans Mono" fo:font-size="13pt" style:font-style-complex="normal" fo:font-style="normal" style:font-style-asian="normal" fo:color="#94558d"/>
    </style:style>
    <style:style style:name="T10" style:family="text">
      <style:text-properties fo:font-weight="normal" style:font-name-complex="DejaVu Sans Mono" style:font-weight-complex="normal" style:font-size-complex="13pt" style:font-weight-asian="normal" style:font-size-asian="13pt" style:font-name="DejaVu Sans Mono" style:font-name-asian="DejaVu Sans Mono" fo:font-size="13pt" style:font-style-complex="normal" fo:font-style="normal" style:font-style-asian="normal" fo:color="#cc7832"/>
    </style:style>
    <style:style style:name="T11" style:family="text">
      <style:text-properties fo:font-weight="normal" style:font-name-complex="DejaVu Sans Mono" style:font-weight-complex="normal" style:font-size-complex="13pt" style:font-weight-asian="normal" style:font-size-asian="13pt" style:font-name="DejaVu Sans Mono" style:font-name-asian="DejaVu Sans Mono" fo:font-size="13pt" style:font-style-complex="normal" fo:font-style="normal" style:font-style-asian="normal" fo:color="#808080"/>
    </style:style>
    <style:style style:name="T12" style:family="text">
      <style:text-properties fo:font-weight="normal" style:font-name-complex="DejaVu Sans Mono" style:font-weight-complex="normal" style:font-size-complex="13pt" style:font-weight-asian="normal" style:font-size-asian="13pt" style:font-name="DejaVu Sans Mono" style:font-name-asian="DejaVu Sans Mono" fo:font-size="13pt" style:font-style-complex="normal" fo:font-style="normal" style:font-style-asian="normal" fo:color="#8888c6"/>
    </style:style>
  </office:automatic-styles>
  <office:body>
    <office:spreadsheet>
      <table:calculation-settings table:automatic-find-labels="false"/>
      <table:table table:name="exp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style-name="ce2" office:value-type="float" office:value="0.01" calcext:value-type="float">
            <text:p>1.00E-02</text:p>
          </table:table-cell>
          <table:table-cell/>
        </table:table-row>
        <table:table-row table:style-name="ro1">
          <table:table-cell office:value-type="string" calcext:value-type="string">
            <text:p>Num episodes</text:p>
          </table:table-cell>
          <table:table-cell office:value-type="float" office:value="5700" calcext:value-type="float">
            <text:p>5700</text:p>
          </table:table-cell>
          <table:table-cell/>
        </table:table-row>
        <table:table-row table:style-name="ro1">
          <table:table-cell office:value-type="string" calcext:value-type="string">
            <text:p>Num steps</text:p>
          </table:table-cell>
          <table:table-cell office:value-type="string" calcext:value-type="string">
            <text:p>1.1million</text:p>
          </table:table-cell>
          <table:table-cell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target update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num burn in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annel steps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epsi start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epsi end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testing epsi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it barge c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nit hoist l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mit decay</text:p>
          </table:table-cell>
          <table:table-cell office:value-type="float" office:value="0.993" calcext:value-type="float">
            <text:p>0.993</text:p>
          </table:table-cell>
          <table:table-cell/>
        </table:table-row>
        <table:table-row table:style-name="ro1">
          <table:table-cell office:value-type="string" calcext:value-type="string">
            <text:p>limit m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eps timeout</text:p>
          </table:table-cell>
          <table:table-cell office:value-type="string" calcext:value-type="string">
            <text:p>200s</text:p>
          </table:table-cell>
          <table:table-cell/>
        </table:table-row>
        <table:table-row table:style-name="ro1">
          <table:table-cell office:value-type="string" calcext:value-type="string">
            <text:p>goal timeout</text:p>
          </table:table-cell>
          <table:table-cell office:value-type="string" calcext:value-type="string">
            <text:p>200s</text:p>
          </table:table-cell>
          <table:table-cell/>
        </table:table-row>
        <table:table-row table:style-name="ro1">
          <table:table-cell office:value-type="string" calcext:value-type="string">
            <text:p>obs len</text:p>
          </table:table-cell>
          <table:table-cell office:value-type="string" calcext:value-type="string">
            <text:p>0.2s</text:p>
          </table:table-cell>
          <table:table-cell/>
        </table:table-row>
        <table:table-row table:style-name="ro1">
          <table:table-cell office:value-type="string" calcext:value-type="string">
            <text:p>pred len</text:p>
          </table:table-cell>
          <table:table-cell office:value-type="string" calcext:value-type="string">
            <text:p>5s</text:p>
          </table:table-cell>
          <table:table-cell/>
        </table:table-row>
        <table:table-row table:style-name="ro1">
          <table:table-cell office:value-type="string" calcext:value-type="string">
            <text:p>hs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um ac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6/30 to 6/30</text:p>
          </table:table-cell>
        </table:table-row>
        <table:table-row table:style-name="ro1">
          <table:table-cell office:value-type="string" calcext:value-type="string">
            <text:p>num goa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sd 1,2,3s, following 1,2,3, set-down</text:p>
          </table:table-cell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sgd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500, sigmoid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eward function: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<text:span text:style-name="T1">def </text:span><text:span text:style-name="T2">get_intrinsic_reward</text:span><text:span text:style-name="T3">(</text:span><text:span text:style-name="T4">self</text:span><text:span text:style-name="T3">):</text:span><text:span text:style-name="T3"/><text:span text:style-name="T3"/><text:span text:style-name="T5">"""</text:span><text:span text:style-name="T5"/><text:span text:style-name="T5"/><text:span text:style-name="T5"/><text:span text:style-name="T5">intrinsic step reward of controller on games</text:span><text:span text:style-name="T5"/><text:span text:style-name="T5"/><text:span text:style-name="T5"/><text:span text:style-name="T5">full-speed-down; following; set-down</text:span><text:span text:style-name="T5"/><text:span text:style-name="T5"/><text:span text:style-name="T5">"""</text:span><text:span text:style-name="T5"/><text:span text:style-name="T5"/><text:span text:style-name="T6">reward = </text:span><text:span text:style-name="T7">0</text:span><text:span text:style-name="T7"/><text:span text:style-name="T7"/><text:span text:style-name="T8">goal_int = </text:span><text:span text:style-name="T9">self</text:span><text:span text:style-name="T8">.goal_int()</text:span><text:span text:style-name="T8"/><text:span text:style-name="T8"/><text:span text:style-name="T10">if </text:span><text:span text:style-name="T9">self</text:span><text:span text:style-name="T8">.intp_goal():</text:span><text:span text:style-name="T8"/><text:span text:style-name="T8"/><text:span text:style-name="T8"/><text:span text:style-name="T10">if </text:span><text:span text:style-name="T8">goal_int &lt; </text:span><text:span text:style-name="T9">self</text:span><text:span text:style-name="T8">.num_survival_modes:</text:span><text:span text:style-name="T8"/><text:span text:style-name="T8"/><text:span text:style-name="T8"/><text:span text:style-name="T8"/><text:span text:style-name="T11"># full-speed down game</text:span><text:span text:style-name="T11"/><text:span text:style-name="T11"/><text:span text:style-name="T11"/><text:span text:style-name="T11"/><text:span text:style-name="T10">if not </text:span><text:span text:style-name="T9">self</text:span><text:span text:style-name="T8">.goal_completed:</text:span><text:span text:style-name="T8"/><text:span text:style-name="T8"/><text:span text:style-name="T8"/><text:span text:style-name="T8"/><text:span text:style-name="T8"/><text:span text:style-name="T8">reward = </text:span><text:span text:style-name="T12">min</text:span><text:span text:style-name="T8">(</text:span><text:span text:style-name="T7">0.5 </text:span><text:span text:style-name="T8">* </text:span><text:span text:style-name="T7">1 </text:span><text:span text:style-name="T8">/ np.abs(</text:span><text:span text:style-name="T9">self</text:span><text:span text:style-name="T8">.cur_d_sb)</text:span><text:span text:style-name="T10">, </text:span><text:span text:style-name="T7">10</text:span><text:span text:style-name="T8">)</text:span><text:span text:style-name="T8"/><text:span text:style-name="T8"/><text:span text:style-name="T8"/><text:span text:style-name="T8"/><text:span text:style-name="T10">if </text:span><text:span text:style-name="T9">self</text:span><text:span text:style-name="T8">.goal_over:</text:span><text:span text:style-name="T8"/><text:span text:style-name="T8"/><text:span text:style-name="T8"/><text:span text:style-name="T8"/><text:span text:style-name="T8"/><text:span text:style-name="T8">reward = -</text:span><text:span text:style-name="T7">100</text:span><text:span text:style-name="T7"/><text:span text:style-name="T7"/><text:span text:style-name="T7"/><text:span text:style-name="T10">else</text:span><text:span text:style-name="T8">:</text:span><text:span text:style-name="T8"/><text:span text:style-name="T8"/><text:span text:style-name="T8"/><text:span text:style-name="T8"/><text:span text:style-name="T11"># following game</text:span><text:span text:style-name="T11"/><text:span text:style-name="T11"/><text:span text:style-name="T11"/><text:span text:style-name="T11"/><text:span text:style-name="T10">if not </text:span><text:span text:style-name="T9">self</text:span><text:span text:style-name="T8">.goal_completed:</text:span><text:span text:style-name="T8"/><text:span text:style-name="T8"/><text:span text:style-name="T8"/><text:span text:style-name="T8"/><text:span text:style-name="T8"/><text:span text:style-name="T8">reward = </text:span><text:span text:style-name="T12">min</text:span><text:span text:style-name="T8">(</text:span><text:span text:style-name="T7">0.1 </text:span><text:span text:style-name="T8">* </text:span><text:span text:style-name="T7">2 </text:span><text:span text:style-name="T8">/ np.abs(</text:span><text:span text:style-name="T9">self</text:span><text:span text:style-name="T8">.cur_d_sb - </text:span><text:span text:style-name="T9">self</text:span><text:span text:style-name="T8">.cur_d_blimit)</text:span><text:span text:style-name="T10">, </text:span><text:span text:style-name="T7">10</text:span><text:span text:style-name="T8">)</text:span><text:span text:style-name="T8"/><text:span text:style-name="T8"/><text:span text:style-name="T8"/><text:span text:style-name="T8"/><text:span text:style-name="T10">if </text:span><text:span text:style-name="T9">self</text:span><text:span text:style-name="T8">.goal_over:</text:span><text:span text:style-name="T8"/><text:span text:style-name="T8"/><text:span text:style-name="T8"/><text:span text:style-name="T8"/><text:span text:style-name="T8"/><text:span text:style-name="T8">reward = -</text:span><text:span text:style-name="T7">100</text:span><text:span text:style-name="T7"/><text:span text:style-name="T7"/><text:span text:style-name="T10">else</text:span><text:span text:style-name="T8">:</text:span><text:span text:style-name="T8"/><text:span text:style-name="T8"/><text:span text:style-name="T8"/><text:span text:style-name="T11"># set-down game</text:span><text:span text:style-name="T11"/><text:span text:style-name="T11"/><text:span text:style-name="T11"/><text:span text:style-name="T10">if </text:span><text:span text:style-name="T9">self</text:span><text:span text:style-name="T8">.goal_completed:</text:span><text:span text:style-name="T8"/><text:span text:style-name="T8"/><text:span text:style-name="T8"/><text:span text:style-name="T8"/><text:span text:style-name="T8">vel = (</text:span><text:span text:style-name="T9">self</text:span><text:span text:style-name="T8">.prev_d_sb - </text:span><text:span text:style-name="T9">self</text:span><text:span text:style-name="T8">.cur_d_sb) / </text:span><text:span text:style-name="T9">self</text:span><text:span text:style-name="T8">.dt</text:span><text:span text:style-name="T8"/><text:span text:style-name="T8"/><text:span text:style-name="T8"/><text:span text:style-name="T8"/><text:span text:style-name="T10">if </text:span><text:span text:style-name="T7">0 </text:span><text:span text:style-name="T8">&lt; vel &lt; </text:span><text:span text:style-name="T7">0.5</text:span><text:span text:style-name="T8">:  </text:span><text:span text:style-name="T11"># good one</text:span><text:span text:style-name="T11"/><text:span text:style-name="T11"/><text:span text:style-name="T11"/><text:span text:style-name="T11"/><text:span text:style-name="T11"/><text:span text:style-name="T8">reward = </text:span><text:span text:style-name="T7">10 </text:span><text:span text:style-name="T8">* </text:span><text:span text:style-name="T7">1 </text:span><text:span text:style-name="T8">/ vel</text:span><text:span text:style-name="T8"/><text:span text:style-name="T8"/><text:span text:style-name="T8"/><text:span text:style-name="T8"/><text:span text:style-name="T8"/><text:span text:style-name="T9">self</text:span><text:span text:style-name="T8">.final_imp_vel = vel</text:span><text:span text:style-name="T8"/><text:span text:style-name="T8"/><text:span text:style-name="T8"/><text:span text:style-name="T8"/><text:span text:style-name="T8"/><text:span text:style-name="T11"># if vel &lt; 0.2:</text:span><text:span text:style-name="T11"/><text:span text:style-name="T11"/><text:span text:style-name="T11"/><text:span text:style-name="T11"/><text:span text:style-name="T11"/><text:span text:style-name="T11"># </text:span><text:span text:style-name="T11"/><text:span text:style-name="T11">self.plot(show_motion=True)</text:span><text:span text:style-name="T11"/><text:span text:style-name="T11"/><text:span text:style-name="T11"/><text:span text:style-name="T11"/><text:span text:style-name="T10">else</text:span><text:span text:style-name="T8">:</text:span><text:span text:style-name="T8"/><text:span text:style-name="T8"/><text:span text:style-name="T8"/><text:span text:style-name="T8"/><text:span text:style-name="T8"/><text:span text:style-name="T8">reward = -</text:span><text:span text:style-name="T7">30</text:span><text:span text:style-name="T7"/><text:span text:style-name="T7"/><text:span text:style-name="T7"/><text:span text:style-name="T10">if </text:span><text:span text:style-name="T9">self</text:span><text:span text:style-name="T8">.goal_over:</text:span><text:span text:style-name="T8"/><text:span text:style-name="T8"/><text:span text:style-name="T8"/><text:span text:style-name="T8"/><text:span text:style-name="T8">reward = -</text:span><text:span text:style-name="T7">100</text:span><text:span text:style-name="T7"/><text:span text:style-name="T7"/><text:span text:style-name="T10">return </text:span><text:span text:style-name="T8">reward</text:span></text:p>
          </table:table-cell>
          <table:table-cell table:number-columns-repeated="2"/>
        </table:table-row>
      </table:table>
      <table:table table:name="exp2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ameters</text:p>
          </table:table-cell>
          <table:table-cell/>
        </table:table-row>
        <table:table-row table:style-name="ro1">
          <table:table-cell office:value-type="string" calcext:value-type="string">
            <text:p>same as exp1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rain on exp1</text:p>
          </table:table-cell>
          <table:table-cell/>
        </table:table-row>
        <table:table-row table:style-name="ro1">
          <table:table-cell office:value-type="string" calcext:value-type="string">
            <text:p>Episodes</text:p>
          </table:table-cell>
          <table:table-cell office:value-type="float" office:value="10000" calcext:value-type="float">
            <text:p>10000</text:p>
          </table:table-cell>
        </table:table-row>
      </table:table>
      <table:table table:name="exp3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keep training on exp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lpha</text:p>
          </table:table-cell>
          <table:table-cell table:style-name="ce2" office:value-type="float" office:value="0.0005" calcext:value-type="float">
            <text:p>5.00E-0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00" calcext:value-type="float">
            <text:p>3000</text:p>
          </table:table-cell>
        </table:table-row>
      </table:table>
      <table:table table:name="exp4" table:style-name="ta1">
        <table:table-column table:style-name="co3" table:default-cell-style-name="Default"/>
        <table:table-row table:style-name="ro1">
          <table:table-cell office:value-type="string" calcext:value-type="string">
            <text:p>train on exp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9">00/00/0000</text:date>, <text:time style:data-style-name="N2" text:time-value="10:58:35.193513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22:27:00.992912825</meta:creation-date>
    <dc:date>2018-05-19T19:12:44.941204319</dc:date>
    <meta:editing-duration>PT8H5M23S</meta:editing-duration>
    <meta:editing-cycles>7</meta:editing-cycles>
    <meta:generator>LibreOffice/5.1.6.2$Linux_X86_64 LibreOffice_project/10m0$Build-2</meta:generator>
    <meta:document-statistic meta:table-count="4" meta:cell-count="69" meta:object-count="0"/>
  </office:meta>
</office:document-meta>
</file>